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paragraph-rsid="00190b1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90b1e" officeooo:paragraph-rsid="00190b1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90b1e" officeooo:paragraph-rsid="00190b1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90b1e" officeooo:paragraph-rsid="00190b1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190b1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officeooo:paragraph-rsid="00190b1e" style:font-style-asian="normal" style:font-weight-asian="bold" style:font-style-complex="normal" style:font-weight-complex="bold"/>
    </style:style>
    <style:style style:name="T1" style:family="text">
      <style:text-properties officeooo:rsid="0019e281"/>
    </style:style>
    <style:style style:name="T2" style:family="text">
      <style:text-properties fo:font-size="12pt" officeooo:rsid="00190b1e" style:font-size-asian="10.5pt" style:font-size-complex="12pt"/>
    </style:style>
    <style:style style:name="T3" style:family="text">
      <style:text-properties fo:font-size="12pt" officeooo:rsid="0019e281" style:font-size-asian="10.5pt" style:font-size-complex="12pt"/>
    </style:style>
    <style:style style:name="T4" style:family="text">
      <style:text-properties fo:font-size="12pt" officeooo:rsid="001b5821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 MongoDB bis</text:p>
      <text:p text:style-name="P2"/>
      <text:p text:style-name="P2"/>
      <text:p text:style-name="P3">//creation</text:p>
      <text:p text:style-name="P4">use <text:s/>info</text:p>
      <text:p text:style-name="P4">db.createCollection("produits")</text:p>
      <text:p text:style-name="P4"/>
      <text:p text:style-name="P3">//inserer document donné</text:p>
      <text:p text:style-name="P4">db.produits.insertOne({nom: "Macbook Pro", fabriquant: "Apple", prix: 11435.99, options: ["Inter Core i5", "Retina Display", "Long life battery"]})</text:p>
      <text:p text:style-name="P4"/>
      <text:p text:style-name="P3">//inserer autre document</text:p>
      <text:p text:style-name="P4">db.produits.insertOne({nom: "Macbook Air", fabriquant: "Apple", prix: 125794.73, ultrabook: true, options: ["Inter Core i7", "SSD", "Long life battery"]})</text:p>
      <text:p text:style-name="P4"/>
      <text:p text:style-name="P3">//insert</text:p>
      <text:p text:style-name="P4">db.produits.insertOne({nom: "Thinkpad X230", fabriquant: "Lenovo", prix: 114358.74, ultrabook: true, options: ["Inter Core i5", "SSD", "Long life battery"]})</text:p>
      <text:p text:style-name="P4"/>
      <text:p text:style-name="P3">//Recuperer tous les produits</text:p>
      <text:p text:style-name="P4">db.produits.find().toArray()</text:p>
      <text:p text:style-name="P4"/>
      <text:p text:style-name="P3">//Recuperer le premier produit</text:p>
      <text:p text:style-name="P4">db.produits.find().limit(1)</text:p>
      <text:p text:style-name="P4"/>
      <text:p text:style-name="P3">//<text:span text:style-name="T1">Trouver id du thinkpad + recuperer produit</text:span></text:p>
      <text:p text:style-name="P4">db.produits.find({nom: 'Thinkpad X230'}, {_id : 1})</text:p>
      <text:p text:style-name="P4">db.produits.find({_id: ObjectId("637de62cabc581dcb8b852ab")})</text:p>
      <text:p text:style-name="P4"/>
      <text:p text:style-name="P1"><text:span text:style-name="T2">//</text:span><text:span text:style-name="T3">produits prix supérieur a 13723</text:span></text:p>
      <text:p text:style-name="P5"><text:span text:style-name="T3">db.produits.find({prix : {$gt: 13723}})</text:span></text:p>
      <text:p text:style-name="P5"><text:span text:style-name="T3"/></text:p>
      <text:p text:style-name="P1"><text:span text:style-name="T3">//premier produit ayant ultrabook true</text:span></text:p>
      <text:p text:style-name="P5"><text:span text:style-name="T3">db.produits.find({ultrabook: true}).limit(1)</text:span></text:p>
      <text:p text:style-name="P5"><text:span text:style-name="T3"/></text:p>
      <text:p text:style-name="P1"><text:span text:style-name="T3">//premier produit dont le nom contient Macbook</text:span></text:p>
      <text:p text:style-name="P5"><text:span text:style-name="T3">db.produits.find({nom: {$regex: /Macbook/}}).limit(1)</text:span></text:p>
      <text:p text:style-name="P5"><text:span text:style-name="T3"/></text:p>
      <text:p text:style-name="P6"><text:span text:style-name="T3">//</text:span><text:span text:style-name="T4">produits dont le nom commence par Macbook</text:span></text:p>
      <text:p text:style-name="P5"><text:span text:style-name="T3">db.produits.find({nom: {$regex: /^Macbook/}})</text:span></text:p>
      <text:p text:style-name="P5"><text:span text:style-name="T3"/></text:p>
      <text:p text:style-name="P1"><text:span text:style-name="T3">//</text:span><text:span text:style-name="T4">supprimer les deux produits dont le fabriquant est Apple</text:span></text:p>
      <text:p text:style-name="P5"><text:span text:style-name="T4">db.produits.deleteMany({fabriquant: "Apple"})</text:span></text:p>
      <text:p text:style-name="P5"><text:span text:style-name="T4"/></text:p>
      <text:p text:style-name="P1"><text:span text:style-name="T4">//supprimer le produit Lenovo en utilisant son ID</text:span></text:p>
      <text:p text:style-name="P5"><text:span text:style-name="T4"><text:s/>db.produits.deleteOne({_id: ObjectId("637de62cabc581dcb8b852ab")}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3T10:15:43.717000000</meta:creation-date>
    <dc:date>2022-11-23T11:01:03.679000000</dc:date>
    <meta:editing-duration>PT24M58S</meta:editing-duration>
    <meta:editing-cycles>1</meta:editing-cycles>
    <meta:document-statistic meta:table-count="0" meta:image-count="0" meta:object-count="0" meta:page-count="1" meta:paragraph-count="29" meta:word-count="146" meta:character-count="1408" meta:non-whitespace-character-count="1289"/>
    <meta:generator>LibreOffice/6.4.1.2$Windows_X86_64 LibreOffice_project/4d224e95b98b138af42a64d84056446d09082932</meta:generator>
  </office:meta>
</office:document-meta>
</file>